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3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7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1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3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6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3" style:family="paragraph" style:parent-style-name="Standard" style:list-style-name="L60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85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86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7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8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9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0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1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2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93" style:family="paragraph" style:parent-style-name="Standard" style:list-style-name="L57">
      <style:text-properties fo:font-size="16pt" officeooo:rsid="005bc5cb" officeooo:paragraph-rsid="005bc5cb" style:font-size-asian="16pt" style:font-size-complex="16pt"/>
    </style:style>
    <style:style style:name="P94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95" style:family="paragraph" style:parent-style-name="Standard" style:list-style-name="L57">
      <style:text-properties fo:font-size="16pt" officeooo:rsid="005d5d36" officeooo:paragraph-rsid="005d5d36" style:font-size-asian="16pt" style:font-size-complex="16pt"/>
    </style:style>
    <style:style style:name="P96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97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P98" style:family="paragraph" style:parent-style-name="Standard" style:list-style-name="L59">
      <style:text-properties officeooo:paragraph-rsid="005d5d36"/>
    </style:style>
    <style:style style:name="P99" style:family="paragraph" style:parent-style-name="Standard" style:list-style-name="L64">
      <style:text-properties officeooo:paragraph-rsid="005d5d36"/>
    </style:style>
    <style:style style:name="P100" style:family="paragraph" style:parent-style-name="Standard" style:list-style-name="L65">
      <style:text-properties officeooo:paragraph-rsid="005d5d36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officeooo:rsid="0030db04"/>
    </style:style>
    <style:style style:name="T5" style:family="text">
      <style:text-properties officeooo:rsid="00352dd2"/>
    </style:style>
    <style:style style:name="T6" style:family="text">
      <style:text-properties officeooo:rsid="003657f8"/>
    </style:style>
    <style:style style:name="T7" style:family="text">
      <style:text-properties officeooo:rsid="0037662c"/>
    </style:style>
    <style:style style:name="T8" style:family="text">
      <style:text-properties officeooo:rsid="0038b3b2"/>
    </style:style>
    <style:style style:name="T9" style:family="text">
      <style:text-properties officeooo:rsid="0038c462"/>
    </style:style>
    <style:style style:name="T10" style:family="text">
      <style:text-properties officeooo:rsid="003bc479"/>
    </style:style>
    <style:style style:name="T11" style:family="text">
      <style:text-properties officeooo:rsid="003f1dc5"/>
    </style:style>
    <style:style style:name="T12" style:family="text">
      <style:text-properties officeooo:rsid="0040757e"/>
    </style:style>
    <style:style style:name="T13" style:family="text">
      <style:text-properties fo:font-style="italic"/>
    </style:style>
    <style:style style:name="T14" style:family="text">
      <style:text-properties fo:font-style="italic" officeooo:rsid="0040757e"/>
    </style:style>
    <style:style style:name="T15" style:family="text">
      <style:text-properties fo:font-style="normal" officeooo:rsid="0040757e" style:font-style-asian="normal" style:font-style-complex="normal"/>
    </style:style>
    <style:style style:name="T16" style:family="text">
      <style:text-properties fo:font-style="normal" officeooo:rsid="004272e1" style:font-style-asian="normal" style:font-style-complex="normal"/>
    </style:style>
    <style:style style:name="T17" style:family="text">
      <style:text-properties officeooo:rsid="0043f962"/>
    </style:style>
    <style:style style:name="T18" style:family="text">
      <style:text-properties officeooo:rsid="00457e07"/>
    </style:style>
    <style:style style:name="T19" style:family="text">
      <style:text-properties officeooo:rsid="00470da4"/>
    </style:style>
    <style:style style:name="T20" style:family="text">
      <style:text-properties officeooo:rsid="0048e8fc"/>
    </style:style>
    <style:style style:name="T21" style:family="text">
      <style:text-properties officeooo:rsid="004cdb9e"/>
    </style:style>
    <style:style style:name="T22" style:family="text">
      <style:text-properties officeooo:rsid="004ee902"/>
    </style:style>
    <style:style style:name="T23" style:family="text">
      <style:text-properties officeooo:rsid="001c4405" fo:background-color="transparent" loext:char-shading-value="0"/>
    </style:style>
    <style:style style:name="T24" style:family="text">
      <style:text-properties officeooo:rsid="004d5e6c" fo:background-color="transparent" loext:char-shading-value="0"/>
    </style:style>
    <style:style style:name="T25" style:family="text">
      <style:text-properties officeooo:rsid="00518a67"/>
    </style:style>
    <style:style style:name="T26" style:family="text">
      <style:text-properties officeooo:rsid="005338cd"/>
    </style:style>
    <style:style style:name="T27" style:family="text">
      <style:text-properties officeooo:rsid="00579fa2"/>
    </style:style>
    <style:style style:name="T28" style:family="text">
      <style:text-properties officeooo:rsid="00596488"/>
    </style:style>
    <style:style style:name="T29" style:family="text">
      <style:text-properties officeooo:rsid="005b0419"/>
    </style:style>
    <style:style style:name="T30" style:family="text">
      <style:text-properties fo:font-size="16pt" officeooo:rsid="005d5d36" style:font-size-asian="16pt" style:font-size-complex="16pt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- </text:span>Basics</text:p>
      <text:p text:style-name="P3"><text:s/></text:p>
      <text:list xml:id="list6140852482510415272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730963628365992224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60203001545637" text:continue-list="list6140852482510415272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6034282732700681885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5">exoplanets</text:span></text:p>
            </text:list-item>
            <text:list-item>
              <text:p text:style-name="P11">Leftovers: have 10 EPs -&gt; <text:span text:style-name="T5">text </text:span>first ancestors</text:p>
            </text:list-item>
          </text:list>
        </text:list-item>
      </text:list>
      <text:list xml:id="list160203120098766" text:continue-list="list160203001545637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2101678639933665091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387789098178068835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60203455040855" text:continue-list="list2101678639933665091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7201341256800749442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8">img</text:span> <text:span text:style-name="T8">T</text:span>ubu orientation</text:p>
            </text:list-item>
          </text:list>
        </text:list-item>
      </text:list>
      <text:list xml:id="list160203606330037" text:continue-list="list160203455040855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3714579321796784311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8">(àrea)</text:span></text:p>
            </text:list-item>
            <text:list-item>
              <text:p text:style-name="P16">Reproduction <text:span text:style-name="T28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2519701376476465831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60202892715320" text:continue-list="list3714579321796784311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6631239057920103964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8">img</text:span> Beagle and Darwin</text:p>
            </text:list-item>
            <text:list-item>
              <text:p text:style-name="P19">The hard way: have 10 EPs →<text:span text:style-name="T7"> text reproduction in hunter gatherers</text:span></text:p>
            </text:list-item>
          </text:list>
        </text:list-item>
      </text:list>
      <text:list xml:id="list160202660979578" text:continue-list="list160202892715320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6876833854086046245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8">(àrea)</text:span></text:p>
            </text:list-item>
            <text:list-item>
              <text:p text:style-name="P21">Reproduction <text:span text:style-name="T28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2533966814794886424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60204325325065" text:continue-list="list6876833854086046245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3962418328466364397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9">txt </text:span>Origins of technology and language </text:p>
            </text:list-item>
            <text:list-item>
              <text:p text:style-name="P24"><text:span text:style-name="T6">Tech nerd: No Boosts </text:span>-&gt;<text:span text:style-name="T6"> txt </text:span>quote Feynman</text:p>
            </text:list-item>
          </text:list>
        </text:list-item>
      </text:list>
      <text:list xml:id="list160203639037615" text:continue-list="list160204325325065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6587177378842239807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8">(àrea)</text:span></text:p>
            </text:list-item>
            <text:list-item>
              <text:p text:style-name="P26">Reproduction <text:span text:style-name="T28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3965965232959333122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60203745107073" text:continue-list="list6587177378842239807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1747959551578664921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9">txt Ficció sobre Neanderthals</text:span></text:p>
            </text:list-item>
            <text:list-item>
              <text:p text:style-name="P86">You are not the first one: <text:span text:style-name="T25">arribar </text:span><text:s/>-&gt; img vikings, <text:span text:style-name="T26">arribar al nord-est</text:span></text:p>
            </text:list-item>
          </text:list>
        </text:list-item>
      </text:list>
      <text:list xml:id="list160203564132712" text:continue-list="list160203745107073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5255926137086806239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8">(àrea)</text:span></text:p>
            </text:list-item>
            <text:list-item>
              <text:p text:style-name="P29">Reproduction <text:span text:style-name="T28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4204099796792948957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60202659007721" text:continue-list="list5255926137086806239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8769018577757015137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9">img </text:span>Hybridation Neanderthals</text:p>
            </text:list-item>
            <text:list-item>
              <text:p text:style-name="P87">I am not an animal!: Have 10 Eps -<text:span text:style-name="T11">&gt;</text:span> <text:span text:style-name="T9">img orcas </text:span>culture is not only human</text:p>
            </text:list-item>
          </text:list>
        </text:list-item>
      </text:list>
      <text:p text:style-name="P4"/>
      <text:list xml:id="list160204694296460" text:continue-list="list160202659007721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3025499774008792414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8">(global)</text:span></text:p>
            </text:list-item>
            <text:list-item>
              <text:p text:style-name="P33">Resistance <text:span text:style-name="T28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4695370733917531580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60204372757965" text:continue-list="list3025499774008792414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1374637103758170902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0">img warfare</text:span></text:p>
            </text:list-item>
            <text:list-item>
              <text:p text:style-name="P88">The world on horseback: creuar muntanyes pel nord-&gt; txt quote genghis khan</text:p>
            </text:list-item>
          </text:list>
        </text:list-item>
      </text:list>
      <text:list xml:id="list160204644626234" text:continue-list="list160204372757965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4529747309647623120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8">(àrea)</text:span></text:p>
            </text:list-item>
            <text:list-item>
              <text:p text:style-name="P36">Reproduction <text:span text:style-name="T28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473565498492677533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60204093762960" text:continue-list="list4529747309647623120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5587709210610126241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9">Ice and fire: 10 eps → img igloo</text:p>
            </text:list-item>
          </text:list>
        </text:list-item>
      </text:list>
      <text:list xml:id="list160204501668435" text:continue-list="list160204093762960" text:style-name="L22">
        <text:list-header>
          <text:p text:style-name="P36"/>
        </text:list-header>
        <text:list-item>
          <text:p text:style-name="P36">Story:</text:p>
        </text:list-item>
      </text:list>
      <text:list xml:id="list1984563542744536898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6786744660807132596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8">(global)</text:span></text:p>
            </text:list-item>
            <text:list-item>
              <text:p text:style-name="P40">Influence <text:span text:style-name="T28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1314038276667953718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60203566140609" text:continue-list="list6786744660807132596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8620038739947446147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7">txt mohawk treballadors</text:span></text:p>
            </text:list-item>
          </text:list>
        </text:list-item>
      </text:list>
      <text:list xml:id="list160202744494501" text:continue-list="list160203566140609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2387416659805285239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60203992406575" text:continue-numbering="true" text:style-name="L29">
        <text:list-item>
          <text:p text:style-name="P43">Poders:</text:p>
          <text:list>
            <text:list-item>
              <text:p text:style-name="P44">Reproduction <text:span text:style-name="T28">(global)</text:span></text:p>
            </text:list-item>
            <text:list-item>
              <text:p text:style-name="P90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3224127970863261050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60204266598066" text:continue-list="list160203992406575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6814813822284982356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0">Half Way: no boosts</text:span>-<text:span text:style-name="T12">&gt; txt quote Neil deGrasse Tyson</text:span></text:p>
            </text:list-item>
          </text:list>
        </text:list-item>
      </text:list>
      <text:list xml:id="list160204276633258" text:continue-list="list160204266598066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7460412716355974767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8">(àrea)</text:span></text:p>
            </text:list-item>
            <text:list-item>
              <text:p text:style-name="P48">Mobility <text:span text:style-name="T28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8351727947775774431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60203544530235" text:continue-list="list7460412716355974767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2738893324472942777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8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60203840954556" text:continue-list="list160203544530235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3614242602724050783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52">Reproduction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29">(global)</text:span></text:p>
            </text:list-item>
            <text:list-item>
              <text:p text:style-name="P52">Warfare <text:span text:style-name="T29">(global)</text:span>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8791147494554581406" text:style-name="L36">
        <text:list-item>
          <text:list>
            <text:list-item>
              <text:p text:style-name="P53">Resources </text:p>
            </text:list-item>
            <text:list-item>
              <text:p text:style-name="P53">Population</text:p>
            </text:list-item>
          </text:list>
        </text:list-item>
      </text:list>
      <text:list xml:id="list160203861603984" text:continue-list="list3614242602724050783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6536670514243674347" text:style-name="L37">
        <text:list-item>
          <text:list>
            <text:list-item>
              <text:p text:style-name="P54">?? : Success -&gt; Dibuix</text:p>
            </text:list-item>
            <text:list-item>
              <text:p text:style-name="P97"><text:span text:style-name="T18">Perfection 12</text:span> : Perfect →<text:span text:style-name="T22"> txt sky burials</text:span></text:p>
            </text:list-item>
            <text:list-item>
              <text:p text:style-name="P91">Do they have gills? No boost: <text:span text:style-name="T23">-&gt; </text:span><text:span text:style-name="T24">img sama bajau bucejadors</text:span></text:p>
            </text:list-item>
          </text:list>
        </text:list-item>
      </text:list>
      <text:list xml:id="list160204114594346" text:continue-list="list160203861603984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461059150600509985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29">(àrea)</text:span></text:p>
            </text:list-item>
            <text:list-item>
              <text:p text:style-name="P55">Influence <text:span text:style-name="T29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7545371322440608827" text:style-name="L39">
        <text:list-item>
          <text:list>
            <text:list-item>
              <text:p text:style-name="P56">Resources</text:p>
            </text:list-item>
            <text:list-item>
              <text:p text:style-name="P56">Dispersal</text:p>
            </text:list-item>
            <text:list-item>
              <text:p text:style-name="P56">Resources</text:p>
            </text:list-item>
          </text:list>
        </text:list-item>
      </text:list>
      <text:list xml:id="list160204457802906" text:continue-list="list461059150600509985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7027167594128497206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8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60203834803494" text:continue-list="list160204457802906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- </text:span><text:span text:style-name="T2">Trade + Warfare</text:span></text:p>
      <text:p text:style-name="P3"/>
      <text:list xml:id="list2432000827161601708" text:style-name="L41">
        <text:list-item>
          <text:p text:style-name="P59">Aconseguir un recurs que no es té a través de warfare mentre una tercera població també el vol</text:p>
          <text:p text:style-name="P59"/>
        </text:list-item>
        <text:list-item>
          <text:p text:style-name="P59">Atributs:</text:p>
          <text:list>
            <text:list-item>
              <text:p text:style-name="P59">Trade</text:p>
            </text:list-item>
            <text:list-item>
              <text:p text:style-name="P59">Warfare</text:p>
            </text:list-item>
            <text:list-item>
              <text:p text:style-name="P59">Reproduction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59">Mobility <text:span text:style-name="T29">(àrea)</text:span></text:p>
            </text:list-item>
            <text:list-item>
              <text:p text:style-name="P59">Influence <text:span text:style-name="T29">(global)</text:span>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2926240680255884837" text:style-name="L42">
        <text:list-item>
          <text:list>
            <text:list-item>
              <text:p text:style-name="P60">Dispersal</text:p>
            </text:list-item>
            <text:list-item>
              <text:p text:style-name="P60">Population</text:p>
            </text:list-item>
            <text:list-item>
              <text:p text:style-name="P60">Resources</text:p>
            </text:list-item>
          </text:list>
        </text:list-item>
      </text:list>
      <text:list xml:id="list160204197273979" text:continue-list="list2432000827161601708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6210888031016231718" text:style-name="L43">
        <text:list-item>
          <text:list>
            <text:list-item>
              <text:p text:style-name="P61">?? : Success -&gt; Dibuix</text:p>
            </text:list-item>
            <text:list-item>
              <text:p text:style-name="P62"><text:span text:style-name="T18">Perfection 14</text:span> : Perfect -&gt; ??</text:p>
            </text:list-item>
            <text:list-item>
              <text:p text:style-name="P61">??</text:p>
            </text:list-item>
          </text:list>
        </text:list-item>
      </text:list>
      <text:list xml:id="list160203192482304" text:continue-list="list160204197273979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- </text:span>Trade + War/Influence</text:p>
      <text:p text:style-name="P3"/>
      <text:list xml:id="list2992588718988013022" text:style-name="L44">
        <text:list-item>
          <text:p text:style-name="P63">Agafar fusta i canviar-lo per metalls a on hi ha una altra població mitjançant trade, influence o warfare</text:p>
          <text:p text:style-name="P63"/>
        </text:list-item>
        <text:list-item>
          <text:p text:style-name="P63">Atributs: </text:p>
          <text:list>
            <text:list-item>
              <text:p text:style-name="P63">Trade</text:p>
            </text:list-item>
            <text:list-item>
              <text:p text:style-name="P63">Influence</text:p>
            </text:list-item>
            <text:list-item>
              <text:p text:style-name="P63">Mobility </text:p>
            </text:list-item>
          </text:list>
          <text:p text:style-name="P63"/>
        </text:list-item>
        <text:list-item>
          <text:p text:style-name="P63">Poders:</text:p>
          <text:list>
            <text:list-item>
              <text:p text:style-name="P63">Reproduction <text:span text:style-name="T29">(global)</text:span></text:p>
            </text:list-item>
            <text:list-item>
              <text:p text:style-name="P63">Warfare <text:span text:style-name="T29">(global)</text:span></text:p>
            </text:list-item>
          </text:list>
          <text:p text:style-name="P63"/>
        </text:list-item>
        <text:list-item>
          <text:p text:style-name="P63">Goals:</text:p>
        </text:list-item>
      </text:list>
      <text:list xml:id="list8579230143268351697" text:style-name="L45">
        <text:list-item>
          <text:list>
            <text:list-item>
              <text:p text:style-name="P64">Resources </text:p>
            </text:list-item>
            <text:list-item>
              <text:p text:style-name="P64">Resources</text:p>
            </text:list-item>
            <text:list-item>
              <text:p text:style-name="P64">Population</text:p>
            </text:list-item>
          </text:list>
        </text:list-item>
      </text:list>
      <text:list xml:id="list160204034044836" text:continue-list="list2992588718988013022" text:style-name="L44">
        <text:list-header>
          <text:p text:style-name="P63"/>
        </text:list-header>
        <text:list-item>
          <text:p text:style-name="P63">Achievements:</text:p>
        </text:list-item>
      </text:list>
      <text:list xml:id="list4461966265686352177" text:style-name="L46">
        <text:list-item>
          <text:list>
            <text:list-item>
              <text:p text:style-name="P65">?? : Success -&gt; Dibuix</text:p>
            </text:list-item>
            <text:list-item>
              <text:p text:style-name="P66"><text:span text:style-name="T18">Perfection 15</text:span> : Perfect -&gt; ??</text:p>
            </text:list-item>
            <text:list-item>
              <text:p text:style-name="P65">??</text:p>
            </text:list-item>
          </text:list>
        </text:list-item>
      </text:list>
      <text:list xml:id="list160204003706323" text:continue-list="list160204034044836" text:style-name="L44">
        <text:list-header>
          <text:p text:style-name="P63"/>
        </text:list-header>
        <text:list-item>
          <text:p text:style-name="P63">Story:</text:p>
          <text:list>
            <text:list-item>
              <text:p text:style-name="P63">Dibu: Escena d'agricultura</text:p>
            </text:list-item>
            <text:list-item>
              <text:p text:style-name="P63">Contingut: </text:p>
            </text:list-item>
            <text:list-item>
              <text:p text:style-name="P63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4005920219132259074" text:style-name="L47">
        <text:list-item>
          <text:p text:style-name="P67">Transformar una zona àrida en una de ben cultivada</text:p>
          <text:p text:style-name="P67"/>
        </text:list-item>
        <text:list-item>
          <text:p text:style-name="P67">Atributs:</text:p>
          <text:list>
            <text:list-item>
              <text:p text:style-name="P67">Terraforming</text:p>
            </text:list-item>
            <text:list-item>
              <text:p text:style-name="P67">Technology</text:p>
            </text:list-item>
            <text:list-item>
              <text:p text:style-name="P67">Mobility</text:p>
            </text:list-item>
          </text:list>
          <text:p text:style-name="P67"/>
        </text:list-item>
        <text:list-item>
          <text:p text:style-name="P67">Poders:</text:p>
          <text:list>
            <text:list-item>
              <text:p text:style-name="P67">Reproduction <text:span text:style-name="T29">(global)</text:span></text:p>
            </text:list-item>
            <text:list-item>
              <text:p text:style-name="P67">Resistance <text:span text:style-name="T29">(àrea)</text:span></text:p>
            </text:list-item>
          </text:list>
          <text:p text:style-name="P67"/>
        </text:list-item>
        <text:list-item>
          <text:p text:style-name="P67">Goals:</text:p>
        </text:list-item>
      </text:list>
      <text:list xml:id="list4662614828867532314" text:style-name="L48">
        <text:list-item>
          <text:list>
            <text:list-item>
              <text:p text:style-name="P68">Dispersal</text:p>
            </text:list-item>
            <text:list-item>
              <text:p text:style-name="P68">Population</text:p>
            </text:list-item>
          </text:list>
        </text:list-item>
      </text:list>
      <text:list xml:id="list160202895509528" text:continue-list="list4005920219132259074" text:style-name="L47">
        <text:list-header>
          <text:p text:style-name="P67"/>
        </text:list-header>
        <text:list-item>
          <text:p text:style-name="P67">Achievements:</text:p>
        </text:list-item>
      </text:list>
      <text:list xml:id="list8729247534974968981" text:style-name="L49">
        <text:list-item>
          <text:list>
            <text:list-item>
              <text:p text:style-name="P69">?? : Success -&gt; Dibuix</text:p>
            </text:list-item>
            <text:list-item>
              <text:p text:style-name="P70"><text:span text:style-name="T18">Perfection 16</text:span> : Perfect -&gt; ??</text:p>
            </text:list-item>
            <text:list-item>
              <text:p text:style-name="P69">??</text:p>
            </text:list-item>
          </text:list>
        </text:list-item>
      </text:list>
      <text:list xml:id="list160203905554990" text:continue-list="list160202895509528" text:style-name="L47">
        <text:list-header>
          <text:p text:style-name="P67"/>
        </text:list-header>
        <text:list-item>
          <text:p text:style-name="P67">Story:</text:p>
          <text:list>
            <text:list-item>
              <text:p text:style-name="P67">Dibu: Escena de pesca</text:p>
            </text:list-item>
            <text:list-item>
              <text:p text:style-name="P67">Contingut: </text:p>
            </text:list-item>
            <text:list-item>
              <text:p text:style-name="P67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963684288831191020" text:style-name="L50">
        <text:list-item>
          <text:p text:style-name="P71">Expandir una població mitjançant terraforming mentre es recolecta un recurs (cal evitar sobreexplotació)</text:p>
          <text:p text:style-name="P71"/>
        </text:list-item>
        <text:list-item>
          <text:p text:style-name="P71">Atributs:</text:p>
          <text:list>
            <text:list-item>
              <text:p text:style-name="P71">Terraform</text:p>
            </text:list-item>
            <text:list-item>
              <text:p text:style-name="P71">Exploitation</text:p>
            </text:list-item>
            <text:list-item>
              <text:p text:style-name="P71">Reproduction</text:p>
            </text:list-item>
          </text:list>
          <text:p text:style-name="P71"/>
        </text:list-item>
        <text:list-item>
          <text:p text:style-name="P71">Poders:</text:p>
          <text:list>
            <text:list-item>
              <text:p text:style-name="P71">Resistance <text:span text:style-name="T29">(àrea)</text:span></text:p>
            </text:list-item>
            <text:list-item>
              <text:p text:style-name="P71">Reproduction <text:span text:style-name="T29">(global)</text:span></text:p>
            </text:list-item>
          </text:list>
          <text:p text:style-name="P71"/>
        </text:list-item>
        <text:list-item>
          <text:p text:style-name="P71">Goals:</text:p>
        </text:list-item>
      </text:list>
      <text:list xml:id="list1729508812024657368" text:style-name="L51">
        <text:list-item>
          <text:list>
            <text:list-item>
              <text:p text:style-name="P73">Population</text:p>
            </text:list-item>
            <text:list-item>
              <text:p text:style-name="P73">Dispersal</text:p>
            </text:list-item>
            <text:list-item>
              <text:p text:style-name="P73">Resources</text:p>
            </text:list-item>
          </text:list>
        </text:list-item>
      </text:list>
      <text:list xml:id="list160204445896439" text:continue-list="list963684288831191020" text:style-name="L50">
        <text:list-header>
          <text:p text:style-name="P71"/>
        </text:list-header>
        <text:list-item>
          <text:p text:style-name="P71">Achievements:</text:p>
        </text:list-item>
      </text:list>
      <text:list xml:id="list8808235199748269976" text:style-name="L52">
        <text:list-item>
          <text:list>
            <text:list-item>
              <text:p text:style-name="P74">?? : Success -&gt; Dibuix</text:p>
            </text:list-item>
            <text:list-item>
              <text:p text:style-name="P75"><text:span text:style-name="T18">Perfection 17</text:span> : Perfect-<text:span text:style-name="T19">&gt; img miners de sulfur a java</text:span></text:p>
            </text:list-item>
            <text:list-item>
              <text:p text:style-name="P75"><text:span text:style-name="T18">Unintelligent design: EvPoints left </text:span>-&gt; <text:span text:style-name="T18">Intelligent Design</text:span></text:p>
            </text:list-item>
          </text:list>
        </text:list-item>
      </text:list>
      <text:list xml:id="list160204688582863" text:continue-list="list160204445896439" text:style-name="L50">
        <text:list-header>
          <text:p text:style-name="P71"/>
        </text:list-header>
        <text:list-item>
          <text:p text:style-name="P71">Story:</text:p>
          <text:list>
            <text:list-item>
              <text:p text:style-name="P72">Dibu: Ciutat al fons, i nau a la dreta</text:p>
            </text:list-item>
            <text:list-item>
              <text:p text:style-name="P71">Contingut: </text:p>
            </text:list-item>
            <text:list-item>
              <text:p text:style-name="P71">Text: ""</text:p>
            </text:list-item>
          </text:list>
        </text:list-item>
      </text:list>
      <text:p text:style-name="P3"/>
      <text:p text:style-name="P5">18 - Terraforming + Exploitation + War/Influence</text:p>
      <text:p text:style-name="P3"/>
      <text:list xml:id="list3953545928871945938" text:style-name="L53">
        <text:list-item>
          <text:p text:style-name="P76">Expandir una població mitjançant terraforming mentre es competeix per un recurs amb una altra cultura</text:p>
          <text:p text:style-name="P76"/>
        </text:list-item>
        <text:list-item>
          <text:p text:style-name="P76">Atributs:</text:p>
          <text:list>
            <text:list-item>
              <text:p text:style-name="P76">Terraform</text:p>
            </text:list-item>
            <text:list-item>
              <text:p text:style-name="P76">Exploitation</text:p>
            </text:list-item>
            <text:list-item>
              <text:p text:style-name="P76">Trade</text:p>
            </text:list-item>
          </text:list>
          <text:p text:style-name="P76"/>
        </text:list-item>
        <text:list-item>
          <text:p text:style-name="P76">Poders:</text:p>
          <text:list>
            <text:list-item>
              <text:p text:style-name="P76">Warfare <text:span text:style-name="T29">(global)</text:span></text:p>
            </text:list-item>
            <text:list-item>
              <text:p text:style-name="P76">Influence <text:span text:style-name="T29">(global)</text:span></text:p>
            </text:list-item>
          </text:list>
          <text:p text:style-name="P76"/>
        </text:list-item>
        <text:list-item>
          <text:p text:style-name="P76">Goals:</text:p>
        </text:list-item>
      </text:list>
      <text:list xml:id="list8217583385484468200" text:style-name="L54">
        <text:list-item>
          <text:list>
            <text:list-item>
              <text:p text:style-name="P77">Population</text:p>
            </text:list-item>
            <text:list-item>
              <text:p text:style-name="P77">Resources</text:p>
            </text:list-item>
            <text:list-item>
              <text:p text:style-name="P77">Resources</text:p>
            </text:list-item>
          </text:list>
        </text:list-item>
      </text:list>
      <text:list xml:id="list160203835664277" text:continue-list="list3953545928871945938" text:style-name="L53">
        <text:list-header>
          <text:p text:style-name="P76"/>
        </text:list-header>
        <text:list-item>
          <text:p text:style-name="P76">Achievements:</text:p>
        </text:list-item>
      </text:list>
      <text:list xml:id="list1684241820937799013" text:style-name="L55">
        <text:list-item>
          <text:list>
            <text:list-item>
              <text:p text:style-name="P78">?? : Success -&gt; Dibuix</text:p>
            </text:list-item>
            <text:list-item>
              <text:p text:style-name="P78">?? : Perfect -&gt; ??</text:p>
            </text:list-item>
            <text:list-item>
              <text:p text:style-name="P78">??</text:p>
            </text:list-item>
          </text:list>
        </text:list-item>
      </text:list>
      <text:list xml:id="list160203041230102" text:continue-list="list160203835664277" text:style-name="L53">
        <text:list-header>
          <text:p text:style-name="P76"/>
        </text:list-header>
        <text:list-item>
          <text:p text:style-name="P76">Story:</text:p>
          <text:list>
            <text:list-item>
              <text:p text:style-name="P76">Dibu: Escena d'intercanvi entre animals i un carro</text:p>
            </text:list-item>
            <text:list-item>
              <text:p text:style-name="P76">Contingut: </text:p>
            </text:list-item>
            <text:list-item>
              <text:p text:style-name="P76">Text: "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4278093864141050192" text:style-name="L56">
        <text:list-item>
          <text:p text:style-name="P92">Aconseguir suficient població per destruïr l'altra població</text:p>
          <text:p text:style-name="P79"/>
        </text:list-item>
        <text:list-item>
          <text:p text:style-name="P79">Atributs:</text:p>
          <text:list>
            <text:list-item>
              <text:p text:style-name="P79">Terraform</text:p>
            </text:list-item>
            <text:list-item>
              <text:p text:style-name="P96">Technology</text:p>
            </text:list-item>
            <text:list-item>
              <text:p text:style-name="P92">Warfare</text:p>
            </text:list-item>
          </text:list>
          <text:p text:style-name="P79"/>
        </text:list-item>
        <text:list-item>
          <text:p text:style-name="P79">Poders:</text:p>
          <text:list>
            <text:list-item>
              <text:p text:style-name="P79"><text:span text:style-name="T31">Reproduction</text:span> <text:span text:style-name="T29">(global)</text:span></text:p>
            </text:list-item>
            <text:list-item>
              <text:p text:style-name="P79">Mobility <text:span text:style-name="T29">(àrea)</text:span></text:p>
            </text:list-item>
          </text:list>
          <text:p text:style-name="P79"/>
        </text:list-item>
        <text:list-item>
          <text:p text:style-name="P79">Goals:</text:p>
        </text:list-item>
      </text:list>
      <text:list xml:id="list8129309379494081944" text:style-name="L57">
        <text:list-item>
          <text:list>
            <text:list-item>
              <text:p text:style-name="P95">Mobility</text:p>
            </text:list-item>
            <text:list-item>
              <text:p text:style-name="P93">Population</text:p>
            </text:list-item>
            <text:list-item>
              <text:p text:style-name="P93">Mobility</text:p>
            </text:list-item>
          </text:list>
        </text:list-item>
      </text:list>
      <text:list xml:id="list160202652397118" text:continue-list="list4278093864141050192" text:style-name="L56">
        <text:list-header>
          <text:p text:style-name="P79"/>
        </text:list-header>
        <text:list-item>
          <text:p text:style-name="P79">Achievements:</text:p>
        </text:list-item>
      </text:list>
      <text:list xml:id="list6123654276035454739" text:style-name="L58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160203317106900" text:continue-list="list160202652397118" text:style-name="L56">
        <text:list-header>
          <text:p text:style-name="P79"/>
        </text:list-header>
        <text:list-item>
          <text:p text:style-name="P79">Story:</text:p>
          <text:list>
            <text:list-item>
              <text:p text:style-name="P79">Dibu: <text:span text:style-name="T31">Escena de guerra</text:span></text:p>
            </text:list-item>
            <text:list-item>
              <text:p text:style-name="P79">Contingut: </text:p>
            </text:list-item>
            <text:list-item>
              <text:p text:style-name="P79">Text: "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606555599207972028" text:style-name="L59">
        <text:list-item>
          <text:p text:style-name="P94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1">Atributs:</text:p>
          <text:list>
            <text:list-item>
              <text:p text:style-name="P81">Reproduction</text:p>
            </text:list-item>
            <text:list-item>
              <text:p text:style-name="P94">Technology</text:p>
            </text:list-item>
            <text:list-item>
              <text:p text:style-name="P94">Resistance</text:p>
            </text:list-item>
          </text:list>
        </text:list-item>
        <text:list-item>
          <text:p text:style-name="P81">Poders:</text:p>
          <text:list>
            <text:list-item>
              <text:p text:style-name="P94">Reproduction</text:p>
            </text:list-item>
            <text:list-item>
              <text:p text:style-name="P81">Mobility <text:span text:style-name="T29">(àrea)</text:span></text:p>
            </text:list-item>
          </text:list>
          <text:p text:style-name="P81"/>
        </text:list-item>
        <text:list-item>
          <text:p text:style-name="P82">Goals:</text:p>
          <text:list>
            <text:list-item>
              <text:p text:style-name="P98"><text:span text:style-name="T30">Per eliminar la població:</text:span></text:p>
            </text:list-item>
          </text:list>
        </text:list-item>
      </text:list>
      <text:list xml:id="list8325840119418754591" text:style-name="L64">
        <text:list-item>
          <text:list>
            <text:list-item>
              <text:p text:style-name="P99"><text:span text:style-name="T30">Population (a 0)</text:span></text:p>
            </text:list-item>
          </text:list>
        </text:list-item>
      </text:list>
      <text:list xml:id="list160203301683036" text:continue-list="list606555599207972028" text:style-name="L59">
        <text:list-item>
          <text:list>
            <text:list-item>
              <text:p text:style-name="P94">Per salvar la població:</text:p>
            </text:list-item>
          </text:list>
        </text:list-item>
      </text:list>
      <text:list xml:id="list1593776985415135306" text:style-name="L65">
        <text:list-item>
          <text:p text:style-name="P100"><text:span text:style-name="T30">Population</text:span></text:p>
        </text:list-item>
        <text:list-item>
          <text:p text:style-name="P100"><text:span text:style-name="T30">Dispersal<text:tab/></text:span></text:p>
        </text:list-item>
      </text:list>
      <text:list xml:id="list160203487019027" text:continue-list="list160203301683036" text:style-name="L59">
        <text:list-header>
          <text:p text:style-name="P81"/>
        </text:list-header>
        <text:list-item>
          <text:p text:style-name="P81">Achievements:</text:p>
        </text:list-item>
      </text:list>
      <text:list xml:id="list1008377242578350552" text:style-name="L61">
        <text:list-item>
          <text:p text:style-name="P84"><text:span text:style-name="T17">Humans go home!</text:span> : Success -&gt; Dibuix</text:p>
        </text:list-item>
        <text:list-item>
          <text:p text:style-name="P84"><text:span text:style-name="T21">That's no moon: </text:span>Perfect<text:span text:style-name="T18">ion </text:span>&gt; <text:span text:style-name="T4">Imatge: arrivada a la lluna</text:span></text:p>
        </text:list-item>
        <text:list-item>
          <text:p text:style-name="P84"><text:span text:style-name="T16">Top gamer: No boosts</text:span><text:span text:style-name="T13">: -</text:span><text:span text:style-name="T14">&gt; </text:span><text:span text:style-name="T15">cita carl sagan</text:span></text:p>
        </text:list-item>
      </text:list>
      <text:list xml:id="list160203493371952" text:continue-list="list160203487019027" text:style-name="L59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Fi del culte als Guies, destrucció dels símbols mentre la nau marxa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5-12-23T16:02:02.483891606</dc:date>
    <dc:creator>Xavier Rubio-Campillo</dc:creator>
    <meta:editing-duration>PT11H14M58S</meta:editing-duration>
    <meta:editing-cycles>53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503" meta:word-count="1759" meta:character-count="8793" meta:non-whitespace-character-count="7899"/>
  </office:meta>
</office:document-meta>
</file>